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aa2a3" officeooo:paragraph-rsid="001aa2a3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officeooo:rsid="001aa2a3" officeooo:paragraph-rsid="001aa2a3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top="9.999cm" fo:margin-bottom="0cm" loext:contextual-spacing="false" fo:text-align="center" style:justify-single-word="false"/>
      <style:text-properties style:font-name="Times New Roman" fo:font-size="20pt" fo:language="ru" fo:country="RU" fo:font-weight="bold" officeooo:rsid="001aa2a3" officeooo:paragraph-rsid="001aa2a3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font-name="Times New Roman" fo:font-size="14pt" fo:language="ru" fo:country="RU" fo:font-weight="bold" officeooo:rsid="001aa2a3" officeooo:paragraph-rsid="001aa2a3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0pt" fo:language="ru" fo:country="RU" fo:font-weight="bold" officeooo:rsid="001c8d48" officeooo:paragraph-rsid="001c8d48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aa2a3" officeooo:paragraph-rsid="001aa2a3" style:font-size-asian="12.25pt" style:font-weight-asian="normal" style:font-size-complex="14pt" style:font-weight-complex="normal"/>
    </style:style>
    <style:style style:name="T1" style:family="text">
      <style:text-properties officeooo:rsid="001c8d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Артефакты модулей.</text:p>
      <text:p text:style-name="P5">Продвижение услуг интернет - компании</text:p>
      <text:p text:style-name="P4">Ввод:</text:p>
      <text:p text:style-name="P2"/>
      <text:p text:style-name="P1">- Заявки на <text:span text:style-name="T1">подключение</text:span></text:p>
      <text:p text:style-name="P1"/>
      <text:p text:style-name="P2">Управление:</text:p>
      <text:p text:style-name="P2"/>
      <text:p text:style-name="P1">- Документ о <text:span text:style-name="T1">подключении услуг</text:span> </text:p>
      <text:p text:style-name="P1">- Документ о <text:span text:style-name="T1">подключенных</text:span> <text:span text:style-name="T1">услугах</text:span></text:p>
      <text:p text:style-name="P1">- Сведения об <text:span text:style-name="T1">клиентах</text:span></text:p>
      <text:p text:style-name="P1"/>
      <text:p text:style-name="P2">Вывод:</text:p>
      <text:p text:style-name="P1"/>
      <text:p text:style-name="P1"><text:s/>- <text:span text:style-name="T1">Формирование отчетов</text:span></text:p>
      <text:p text:style-name="P1">- <text:s/><text:span text:style-name="T1">Отчет о продвижении услуг</text:span></text:p>
      <text:p text:style-name="P1">- Списо<text:span text:style-name="T1">к услуг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8T13:02:19.731000000</meta:creation-date>
    <dc:date>2020-10-31T00:05:45.903000000</dc:date>
    <meta:editing-duration>PT10M43S</meta:editing-duration>
    <meta:editing-cycles>2</meta:editing-cycles>
    <meta:generator>LibreOffice/6.3.1.2$Windows_x86 LibreOffice_project/b79626edf0065ac373bd1df5c28bd630b4424273</meta:generator>
    <meta:document-statistic meta:table-count="0" meta:image-count="0" meta:object-count="0" meta:page-count="2" meta:paragraph-count="12" meta:word-count="39" meta:character-count="252" meta:non-whitespace-character-count="221"/>
  </office:meta>
</office:document-meta>
</file>